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6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FALCON PADILLA VERONICA MAGALY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10445578661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MB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693672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FALCON PADILLA VERONICA MAGALY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55786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693672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1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1044557866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9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9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6/09/2021</text:p>
          </table:table-cell>
          <table:table-cell table:style-name="Tabla2.A3" office:value-type="string">
            <text:p text:style-name="P22">777124</text:p>
          </table:table-cell>
          <table:table-cell table:style-name="Tabla2.D3" office:value-type="string">
            <text:p text:style-name="P23">9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7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23:41:1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